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65385" officeooo:paragraph-rsid="00165385"/>
    </style:style>
    <style:style style:name="T1" style:family="text">
      <style:text-properties fo:font-variant="normal" fo:text-transform="none" fo:color="#373a3c" style:font-name="apple-system" fo:font-size="11.25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pieldefinition:</text:span></text:p>
      <text:p text:style-name="P1"><text:span text:style-name="T1"><text:tab/>Sid MEIER, 1989:A game is a system of meaningful choices </text:span></text:p>
      <text:p text:style-name="P1"><text:span text:style-name="T1"/></text:p>
      <text:p text:style-name="P2"><text:span text:style-name="T1">8 Game Pleasures:</text:span></text:p>
      <text:p text:style-name="P2"><text:span text:style-name="T1"><text:tab/>Fantasy: Imaginäre Welt(immersion)</text:span></text:p>
      <text:p text:style-name="P2"><text:span text:style-name="T1"><text:tab/>Discovery: Neues Finden</text:span></text:p>
      <text:p text:style-name="P2"><text:span text:style-name="T1"><text:tab/>challenge: Herausforderung</text:span></text:p>
      <text:p text:style-name="P2"><text:span text:style-name="T1"><text:tab/>Narrative: Dramaturgie, Spannung, Entfaltung von ereignissen</text:span></text:p>
      <text:p text:style-name="P2"><text:span text:style-name="T1"><text:tab/>Fellowship/Kameradschaft: Mitspieler, NPC</text:span></text:p>
      <text:p text:style-name="P2"><text:span text:style-name="T1"><text:tab/>Sensation: alles was die Sinne anspricht: Soundkulisse, gut anfühlende Steuerung</text:span></text:p>
      <text:p text:style-name="P2"><text:span text:style-name="T1"><text:tab/>Expression: Auswahl wie, bei gleichem Spielfortschritt, Charakterdesign</text:span></text:p>
      <text:p text:style-name="P2"><text:span text:style-name="T1"><text:tab/>Submission: in die Welt eintauchen und sich ihr unterwerf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1:28:07.240000000</meta:creation-date>
    <dc:date>2020-11-18T13:45:15.409000000</dc:date>
    <meta:editing-duration>PT2H6M58S</meta:editing-duration>
    <meta:editing-cycles>1</meta:editing-cycles>
    <meta:document-statistic meta:table-count="0" meta:image-count="0" meta:object-count="0" meta:page-count="1" meta:paragraph-count="11" meta:word-count="57" meta:character-count="493" meta:non-whitespace-character-count="437"/>
    <meta:generator>Neat_Office/6.2.8.2$Windows_x86 LibreOffice_project/</meta:generator>
  </office:meta>
</office:document-meta>
</file>